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2pt" fo:font-weight="bold" officeooo:paragraph-rsid="00216b8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FreeSans" fo:font-size="12pt" fo:font-weight="bold" officeooo:paragraph-rsid="0022114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FreeSans" fo:font-size="12pt" fo:font-weight="bold" officeooo:rsid="00221144" officeooo:paragraph-rsid="0022114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FreeSans" fo:font-size="12pt" fo:font-weight="bold" officeooo:paragraph-rsid="0047b3a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FreeSans" fo:font-size="12pt" fo:font-weight="bold" officeooo:rsid="00264658" officeooo:paragraph-rsid="00264658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FreeSans" fo:font-size="12pt" fo:font-weight="normal" officeooo:rsid="0020350a" officeooo:paragraph-rsid="00216b83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FreeSans" fo:font-size="12pt" fo:font-weight="normal" officeooo:rsid="0020350a" officeooo:paragraph-rsid="002e44ca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FreeSans" fo:font-size="12pt" officeooo:paragraph-rsid="00216b83" style:font-size-asian="12pt" style:font-size-complex="12pt"/>
    </style:style>
    <style:style style:name="P9" style:family="paragraph" style:parent-style-name="Standard">
      <style:text-properties style:font-name="FreeSans" fo:font-size="12pt" officeooo:paragraph-rsid="002e44ca" style:font-size-asian="12pt" style:font-size-complex="12pt"/>
    </style:style>
    <style:style style:name="P10" style:family="paragraph" style:parent-style-name="Standard">
      <style:text-properties style:font-name="FreeSans" fo:font-size="12pt" style:text-underline-style="solid" style:text-underline-width="auto" style:text-underline-color="font-color" fo:font-weight="bold" officeooo:rsid="0029edcb" officeooo:paragraph-rsid="0029edcb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FreeSans" fo:font-size="12pt" fo:font-weight="bold" officeooo:rsid="001ebc7f" officeooo:paragraph-rsid="001ebc7f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style:font-name="FreeSans" fo:font-size="12pt" fo:font-weight="bold" officeooo:rsid="0020350a" officeooo:paragraph-rsid="0020350a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FreeSans" fo:font-size="12pt" fo:font-weight="normal" officeooo:rsid="00202817" officeooo:paragraph-rsid="00202817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style:font-name="FreeSans" fo:font-size="12pt" style:text-underline-style="solid" style:text-underline-width="auto" style:text-underline-color="font-color" fo:font-weight="bold" officeooo:rsid="0020350a" officeooo:paragraph-rsid="0020350a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style:font-name="FreeSans" fo:font-size="12pt" style:text-underline-style="solid" style:text-underline-width="auto" style:text-underline-color="font-color" fo:font-weight="bold" officeooo:rsid="001ebc7f" officeooo:paragraph-rsid="001ebc7f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margin-top="0.0791in" fo:margin-bottom="0.0791in" loext:contextual-spacing="false" fo:line-height="200%"/>
      <style:text-properties style:font-name="FreeSans" fo:font-size="12pt" fo:font-weight="normal" officeooo:rsid="00202817" officeooo:paragraph-rsid="00202817" style:font-size-asian="12pt" style:font-weight-asian="normal" style:font-size-complex="12pt" style:font-weight-complex="normal"/>
    </style:style>
    <style:style style:name="T1" style:family="text">
      <style:text-properties officeooo:rsid="00202817"/>
    </style:style>
    <style:style style:name="T2" style:family="text">
      <style:text-properties officeooo:rsid="0020350a"/>
    </style:style>
    <style:style style:name="T3" style:family="text">
      <style:text-properties officeooo:rsid="00216b83"/>
    </style:style>
    <style:style style:name="T4" style:family="text">
      <style:text-properties officeooo:rsid="00221144"/>
    </style:style>
    <style:style style:name="T5" style:family="text">
      <style:text-properties officeooo:rsid="00264658"/>
    </style:style>
    <style:style style:name="T6" style:family="text">
      <style:text-properties officeooo:rsid="002d29b9"/>
    </style:style>
    <style:style style:name="T7" style:family="text">
      <style:text-properties officeooo:rsid="002e44ca"/>
    </style:style>
    <style:style style:name="T8" style:family="text">
      <style:text-properties officeooo:rsid="00326bbb"/>
    </style:style>
    <style:style style:name="T9" style:family="text">
      <style:text-properties officeooo:rsid="00340fc3"/>
    </style:style>
    <style:style style:name="T10" style:family="text">
      <style:text-properties officeooo:rsid="003698a5"/>
    </style:style>
    <style:style style:name="T11" style:family="text">
      <style:text-properties officeooo:rsid="0037c0cc"/>
    </style:style>
    <style:style style:name="T12" style:family="text">
      <style:text-properties officeooo:rsid="003aa6c0"/>
    </style:style>
    <style:style style:name="T13" style:family="text">
      <style:text-properties officeooo:rsid="003e2722"/>
    </style:style>
    <style:style style:name="T14" style:family="text">
      <style:text-properties officeooo:rsid="003fe170"/>
    </style:style>
    <style:style style:name="T15" style:family="text">
      <style:text-properties officeooo:rsid="004314c4"/>
    </style:style>
    <style:style style:name="T16" style:family="text">
      <style:text-properties officeooo:rsid="0047b3ab"/>
    </style:style>
    <style:style style:name="T17" style:family="text">
      <style:text-properties officeooo:rsid="004b01aa"/>
    </style:style>
    <style:style style:name="T18" style:family="text">
      <style:text-properties officeooo:rsid="005627be"/>
    </style:style>
    <style:style style:name="T19" style:family="text">
      <style:text-properties officeooo:rsid="00562da1"/>
    </style:style>
    <style:style style:name="T20" style:family="text">
      <style:text-properties officeooo:rsid="005ce0ea"/>
    </style:style>
    <style:style style:name="T21" style:family="text">
      <style:text-properties officeooo:rsid="005fa799"/>
    </style:style>
    <style:style style:name="T22" style:family="text">
      <style:text-properties officeooo:rsid="00647305"/>
    </style:style>
    <style:style style:name="T23" style:family="text">
      <style:text-properties officeooo:rsid="0064afd6"/>
    </style:style>
    <style:style style:name="T24" style:family="text">
      <style:text-properties officeooo:rsid="00696332"/>
    </style:style>
    <style:style style:name="T25" style:family="text">
      <style:text-properties officeooo:rsid="006ba76b"/>
    </style:style>
    <style:style style:name="T26" style:family="text">
      <style:text-properties officeooo:rsid="006fdc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Hexecutabili<text:span text:style-name="T1">ty(Hex)</text:span> Function</text:p>
      <text:p text:style-name="P11"/>
      <text:p text:style-name="P16">The purpose of this function is to determined how hard or easy it is for a human to apply a given heuristic to a Crypto problem. This function maps each heuristic onto a number between 0 and 1. The closer to “0” the harder it is for a human to apply the heuristic to a <text:span text:style-name="T2">C</text:span>rypto and the closer to “1” the easiest it is for a human to apply the heuristic to a <text:span text:style-name="T2">C</text:span>rypto. <text:span text:style-name="T2">To determine the hexecutability, the function starts at 1 and subtracts some “Then” values.</text:span></text:p>
      <text:p text:style-name="P13"/>
      <text:p text:style-name="P14">If/Then</text:p>
      <text:p text:style-name="P12"/>
      <text:p text:style-name="P1">if sameP( A,B ) <text:span text:style-name="T3">then substract 0.08 </text:span></text:p>
      <text:p text:style-name="P1"/>
      <text:p text:style-name="P2"><text:span text:style-name="T3">if <text:s/></text:span>zeroP( C,D,E ) <text:s/><text:span text:style-name="T12">or zeroP(A,B) </text:span>then <text:span text:style-name="T4">substract</text:span> <text:span text:style-name="T4">0.03</text:span></text:p>
      <text:p text:style-name="P1"/>
      <text:p text:style-name="P3">if goalP(C,D,E) <text:s/>then substract 0.2</text:p>
      <text:p text:style-name="P3"/>
      <text:p text:style-name="P4"><text:span text:style-name="T4">if goalP(B) or </text:span><text:s/>oneP(G) <text:span text:style-name="T16">or zeroP(A) then substract 0.04</text:span></text:p>
      <text:p text:style-name="P1"/>
      <text:p text:style-name="P5">if onemoreP(E,G) <text:s/>then substract 0.09</text:p>
      <text:p text:style-name="P1"/>
      <text:p text:style-name="P5">if twomoreP(E,G) <text:s/>then substract 0.05</text:p>
      <text:p text:style-name="P1"/>
      <text:p text:style-name="P5">if twoP(A,B) then substract 0.1</text:p>
      <text:p text:style-name="P1"/>
      <text:p text:style-name="P1">if sameP(A,B,C,D,E,G) then <text:span text:style-name="T5">substract 0.02</text:span></text:p>
      <text:p text:style-name="P6"/>
      <text:p text:style-name="P6"/>
      <text:p text:style-name="P10">Using Hex Function</text:p>
      <text:p text:style-name="P8"/>
      <text:p text:style-name="P1">H<text:span text:style-name="T6">1. </text:span>if sameP( A,B ) ^ zeroP( C,D,E )^ oneP(G) then ( ( A/B ) + zeroX( C,D,E) )</text:p>
      <text:p text:style-name="P8"/>
      <text:p text:style-name="P8"><text:tab/>Hex<text:span text:style-name="T7">ecutability = <text:s/></text:span>1 - .<text:span text:style-name="T8">08 – 0.03 – 0.03 = 0.86</text:span></text:p>
      <text:p text:style-name="P8"/>
      <text:p text:style-name="P1">H<text:span text:style-name="T6">2. </text:span><text:s/>if sameP(A,B) and goalP(C,D,E) then ((A-B) + goalX( C,D,E) )</text:p>
      <text:p text:style-name="P8"/>
      <text:p text:style-name="P9"><text:tab/>Hex<text:span text:style-name="T7">ecutability = <text:s/></text:span>1 - .0<text:span text:style-name="T9">8</text:span> - <text:span text:style-name="T18">0</text:span>.2 = .<text:span text:style-name="T19">72</text:span></text:p>
      <text:p text:style-name="P8"/>
      <text:p text:style-name="P1">H3. if zeroP(A) and goalP(B) and numbers P(C,D,E) then ( B + ( A * ( C * ( D * E ) ) ) )</text:p>
      <text:p text:style-name="P1"/>
      <text:p text:style-name="P9"><text:tab/>Hex<text:span text:style-name="T7">ecutability = <text:s/></text:span><text:s/>1 - .<text:span text:style-name="T17">03</text:span> – <text:span text:style-name="T15">0.02</text:span> = .<text:span text:style-name="T19">95</text:span></text:p>
      <text:p text:style-name="P8"/>
      <text:p text:style-name="P1"><text:soft-page-break/>H4. <text:s/>if sameP(A,B) and goalP( C) and numbersP(D,E) then ( C+ ( ( A – B) * ( D * E ) ) )</text:p>
      <text:p text:style-name="P8"/>
      <text:p text:style-name="P9"><text:tab/>Hex<text:span text:style-name="T7">ecutability = <text:s/></text:span><text:s/>1 - .0<text:span text:style-name="T10">8</text:span> - <text:span text:style-name="T10">0</text:span>.<text:span text:style-name="T24">04</text:span> = .<text:span text:style-name="T25">88</text:span></text:p>
      <text:p text:style-name="P8"/>
      <text:p text:style-name="P1">H5. <text:s/>if oneP(A) and zeroP(B,C,D) and onemoreP(E,G) then ( ( E- A) + zeroX(C,D,B) )</text:p>
      <text:p text:style-name="P8"/>
      <text:p text:style-name="P9"><text:tab/>Hex<text:span text:style-name="T7">ecutability = <text:s/></text:span>1 – <text:span text:style-name="T11">0.04</text:span> - .03 - .0<text:span text:style-name="T11">9</text:span> = .<text:span text:style-name="T26">84</text:span></text:p>
      <text:p text:style-name="P8"/>
      <text:p text:style-name="P1">H6. if oneP(A) and oneP(B) and zeroP(C,D) and twomoreP(E,G) then ( ( E – (A + B) ) +</text:p>
      <text:p text:style-name="P1">zeroX(C,D) )</text:p>
      <text:p text:style-name="P8"/>
      <text:p text:style-name="P9"><text:tab/>Hex<text:span text:style-name="T7">ecutability = <text:s/></text:span>1 - .0<text:span text:style-name="T12">8</text:span> - .0<text:span text:style-name="T12">8</text:span> - .0<text:span text:style-name="T13">3 </text:span>- .0<text:span text:style-name="T13">5</text:span> = .<text:span text:style-name="T20">76</text:span></text:p>
      <text:p text:style-name="P8"/>
      <text:p text:style-name="P1">H7. <text:s/>if sameP(A,B) and sameP(C,D) and twomoreP(E, G) then (E – ( ( A/B) + (C/D ) ) )</text:p>
      <text:p text:style-name="P8"/>
      <text:p text:style-name="P9"><text:tab/>Hex<text:span text:style-name="T7">ecutability = <text:s/></text:span>1 - .0<text:span text:style-name="T14">8</text:span> - .0<text:span text:style-name="T14">8</text:span> - .0<text:span text:style-name="T14">5</text:span> = .<text:span text:style-name="T20">79</text:span></text:p>
      <text:p text:style-name="P8"/>
      <text:p text:style-name="P1">H8. if twoP(A.B) and zeroP(C,D) and twomoreP(E,G) then ( ( E – twoX( A,B) ) +</text:p>
      <text:p text:style-name="P1">zeroX(C,D) )</text:p>
      <text:p text:style-name="P8"/>
      <text:p text:style-name="P9"><text:tab/>Hex<text:span text:style-name="T7">ecutability = <text:s/></text:span>1 – <text:span text:style-name="T14">0</text:span>.<text:span text:style-name="T14">1 </text:span>- .0<text:span text:style-name="T14">3</text:span> - .0<text:span text:style-name="T14">5 </text:span><text:s/>= .8<text:span text:style-name="T21">2</text:span></text:p>
      <text:p text:style-name="P8"/>
      <text:p text:style-name="P1">H<text:span text:style-name="T6">9. </text:span><text:s/>if sameP(A,B,C,D,E,G) then (A + ( ( B – C) + ( D -E ) ) )</text:p>
      <text:p text:style-name="P8"><text:tab/></text:p>
      <text:p text:style-name="P7"><text:tab/>Hex<text:span text:style-name="T7">ecutability = <text:s/></text:span>1 - .<text:span text:style-name="T22">02</text:span> <text:s/>= .<text:span text:style-name="T23">98</text:span></text:p>
      <text:p text:style-name="P7"/>
      <text:p text:style-name="P13"/>
      <text:p text:style-name="P13"/>
      <text:p text:style-name="P13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26T22:51:47.330866563</dc:date>
    <meta:editing-duration>PT1H28M11S</meta:editing-duration>
    <meta:editing-cycles>53</meta:editing-cycles>
    <meta:document-statistic meta:table-count="0" meta:image-count="0" meta:object-count="0" meta:page-count="2" meta:paragraph-count="33" meta:word-count="397" meta:character-count="1947" meta:non-whitespace-character-count="1537"/>
  </office:meta>
</office:document-meta>
</file>